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language="es" fo:country="ES" style:font-size-asian="10pt" style:font-size-complex="10pt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CO_g</text:p>
          </table:table-cell>
          <table:table-cell office:value-type="float" office:value="0.852909609999998" calcext:value-type="float">
            <text:p>0.852909609999998</text:p>
          </table:table-cell>
        </table:table-row>
        <table:table-row table:style-name="ro1">
          <table:table-cell office:value-type="string" calcext:value-type="string">
            <text:p>CO2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_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c</text:span>COOH*</text:p>
          </table:table-cell>
          <table:table-cell office:value-type="float" office:value="-1.72824233400006" calcext:value-type="float">
            <text:p>-1.72824233400006</text:p>
          </table:table-cell>
        </table:table-row>
        <table:table-row table:style-name="ro1">
          <table:table-cell office:value-type="string" calcext:value-type="string">
            <text:p>tCOOH*</text:p>
          </table:table-cell>
          <table:table-cell office:value-type="float" office:value="-1.667424777" calcext:value-type="float">
            <text:p>-1.667424777</text:p>
          </table:table-cell>
        </table:table-row>
        <table:table-row table:style-name="ro1">
          <table:table-cell office:value-type="string" calcext:value-type="string">
            <text:p>CO2*</text:p>
          </table:table-cell>
          <table:table-cell office:value-type="float" office:value="-1.82805016250003" calcext:value-type="float">
            <text:p>-1.82805016250003</text:p>
          </table:table-cell>
        </table:table-row>
        <table:table-row table:style-name="ro1">
          <table:table-cell office:value-type="string" calcext:value-type="string">
            <text:p>COH*</text:p>
          </table:table-cell>
          <table:table-cell office:value-type="float" office:value="-1.29434469450002" calcext:value-type="float">
            <text:p>-1.29434469450002</text:p>
          </table:table-cell>
        </table:table-row>
        <table:table-row table:style-name="ro1">
          <table:table-cell office:value-type="string" calcext:value-type="string">
            <text:p>H*</text:p>
          </table:table-cell>
          <table:table-cell office:value-type="float" office:value="-0.922725963500026" calcext:value-type="float">
            <text:p>-0.922725963500026</text:p>
          </table:table-cell>
        </table:table-row>
        <table:table-row table:style-name="ro1">
          <table:table-cell office:value-type="string" calcext:value-type="string">
            <text:p>H2*</text:p>
          </table:table-cell>
          <table:table-cell office:value-type="float" office:value="-0.824426585500017" calcext:value-type="float">
            <text:p>-0.824426585500017</text:p>
          </table:table-cell>
        </table:table-row>
        <table:table-row table:style-name="ro1">
          <table:table-cell office:value-type="string" calcext:value-type="string">
            <text:p>H2O*</text:p>
          </table:table-cell>
          <table:table-cell office:value-type="float" office:value="-0.927924862000037" calcext:value-type="float">
            <text:p>-0.927924862000037</text:p>
          </table:table-cell>
        </table:table-row>
        <table:table-row table:style-name="ro1">
          <table:table-cell office:value-type="string" calcext:value-type="string">
            <text:p>HCO*</text:p>
          </table:table-cell>
          <table:table-cell office:value-type="float" office:value="-1.7396136635" calcext:value-type="float">
            <text:p>-1.7396136635</text:p>
          </table:table-cell>
        </table:table-row>
        <table:table-row table:style-name="ro1">
          <table:table-cell office:value-type="string" calcext:value-type="string">
            <text:p>HCOO*</text:p>
          </table:table-cell>
          <table:table-cell office:value-type="float" office:value="-2.37482495100004" calcext:value-type="float">
            <text:p>-2.37482495100004</text:p>
          </table:table-cell>
        </table:table-row>
        <table:table-row table:style-name="ro1">
          <table:table-cell office:value-type="string" calcext:value-type="string">
            <text:p>O*</text:p>
          </table:table-cell>
          <table:table-cell office:value-type="float" office:value="-1.738676617" calcext:value-type="float">
            <text:p>-1.738676617</text:p>
          </table:table-cell>
        </table:table-row>
        <table:table-row table:style-name="ro1">
          <table:table-cell office:value-type="string" calcext:value-type="string">
            <text:p>CO*</text:p>
          </table:table-cell>
          <table:table-cell office:value-type="float" office:value="-1.53060539650003" calcext:value-type="float">
            <text:p>-1.53060539650003</text:p>
          </table:table-cell>
        </table:table-row>
        <table:table-row table:style-name="ro1">
          <table:table-cell office:value-type="string" calcext:value-type="string">
            <text:p>OH*</text:p>
          </table:table-cell>
          <table:table-cell office:value-type="float" office:value="-1.56835220700004" calcext:value-type="float">
            <text:p>-1.56835220700004</text:p>
          </table:table-cell>
        </table:table-row>
        <table:table-row table:style-name="ro1">
          <table:table-cell office:value-type="string" calcext:value-type="string">
            <text:p>CO2+H</text:p>
          </table:table-cell>
          <table:table-cell office:value-type="float" office:value="0.0300220290000652" calcext:value-type="float">
            <text:p>0.030022029000065</text:p>
          </table:table-cell>
        </table:table-row>
        <table:table-row table:style-name="ro1">
          <table:table-cell office:value-type="string" calcext:value-type="string">
            <text:p>CO+H</text:p>
          </table:table-cell>
          <table:table-cell office:value-type="float" office:value="0.154086738000046" calcext:value-type="float">
            <text:p>0.154086738000046</text:p>
          </table:table-cell>
        </table:table-row>
        <table:table-row table:style-name="ro1">
          <table:table-cell office:value-type="string" calcext:value-type="string">
            <text:p>COH+O</text:p>
          </table:table-cell>
          <table:table-cell office:value-type="float" office:value="-0.00360799999998562" calcext:value-type="float">
            <text:p>-0.003607999999986</text:p>
          </table:table-cell>
        </table:table-row>
        <table:table-row table:style-name="ro1">
          <table:table-cell office:value-type="string" calcext:value-type="string">
            <text:p>CO+O</text:p>
          </table:table-cell>
          <table:table-cell office:value-type="float" office:value="-0.0179030660000308" calcext:value-type="float">
            <text:p>-0.017903066000031</text:p>
          </table:table-cell>
        </table:table-row>
        <table:table-row table:style-name="ro1">
          <table:table-cell office:value-type="string" calcext:value-type="string">
            <text:p>CO+OH</text:p>
          </table:table-cell>
          <table:table-cell office:value-type="float" office:value="0.08112185650009" calcext:value-type="float">
            <text:p>0.08112185650009</text:p>
          </table:table-cell>
        </table:table-row>
        <table:table-row table:style-name="ro1">
          <table:table-cell office:value-type="string" calcext:value-type="string">
            <text:p>H2O+O</text:p>
          </table:table-cell>
          <table:table-cell office:value-type="float" office:value="0.230341977500018" calcext:value-type="float">
            <text:p>0.230341977500018</text:p>
          </table:table-cell>
        </table:table-row>
        <table:table-row table:style-name="ro1">
          <table:table-cell office:value-type="string" calcext:value-type="string">
            <text:p>HCO+O</text:p>
          </table:table-cell>
          <table:table-cell office:value-type="float" office:value="0.139379238999993" calcext:value-type="float">
            <text:p>0.139379238999993</text:p>
          </table:table-cell>
        </table:table-row>
        <table:table-row table:style-name="ro1">
          <table:table-cell office:value-type="string" calcext:value-type="string">
            <text:p>HCOO+H</text:p>
          </table:table-cell>
          <table:table-cell office:value-type="float" office:value="0.0136502005000239" calcext:value-type="float">
            <text:p>0.013650200500024</text:p>
          </table:table-cell>
        </table:table-row>
        <table:table-row table:style-name="ro1">
          <table:table-cell office:value-type="string" calcext:value-type="string">
            <text:p>O+H</text:p>
          </table:table-cell>
          <table:table-cell office:value-type="float" office:value="0.112283222499968" calcext:value-type="float">
            <text:p>0.112283222499968</text:p>
          </table:table-cell>
        </table:table-row>
        <table:table-row table:style-name="ro1">
          <table:table-cell office:value-type="string" calcext:value-type="string">
            <text:p>OH+H</text:p>
          </table:table-cell>
          <table:table-cell office:value-type="float" office:value="0.130937470500044" calcext:value-type="float">
            <text:p>0.130937470500044</text:p>
          </table:table-cell>
        </table:table-row>
        <table:table-row table:style-name="ro1">
          <table:table-cell office:value-type="string" calcext:value-type="string">
            <text:p>OH+OH</text:p>
          </table:table-cell>
          <table:table-cell office:value-type="float" office:value="0.136531308000087" calcext:value-type="float">
            <text:p>0.136531308000087</text:p>
          </table:table-cell>
        </table:table-row>
        <table:table-row table:style-name="ro1">
          <table:table-cell office:value-type="string" calcext:value-type="string">
            <text:p>H+H</text:p>
          </table:table-cell>
          <table:table-cell office:value-type="float" office:value="0.197473281500034" calcext:value-type="float">
            <text:p>0.197473281500034</text:p>
          </table:table-cell>
        </table:table-row>
        <table:table-row table:style-name="ro1">
          <table:table-cell office:value-type="string" calcext:value-type="string">
            <text:p>CO+CO</text:p>
          </table:table-cell>
          <table:table-cell office:value-type="float" office:value="0.0279518075000214" calcext:value-type="float">
            <text:p>0.027951807500021</text:p>
          </table:table-cell>
        </table:table-row>
        <table:table-row table:style-name="ro1">
          <table:table-cell office:value-type="string" calcext:value-type="string">
            <text:p>CO2+CO2</text:p>
          </table:table-cell>
          <table:table-cell table:style-name="ce1" office:value-type="float" office:value="-0.064824" calcext:value-type="float">
            <text:p>-0.064824</text:p>
          </table:table-cell>
        </table:table-row>
        <table:table-row table:style-name="ro1">
          <table:table-cell office:value-type="string" calcext:value-type="string">
            <text:p>O+O</text:p>
          </table:table-cell>
          <table:table-cell table:style-name="ce1" office:value-type="float" office:value="0.141343313000001" calcext:value-type="float">
            <text:p>0.141343313000001</text:p>
          </table:table-cell>
        </table:table-row>
        <table:table-row table:style-name="ro1">
          <table:table-cell office:value-type="string" calcext:value-type="string">
            <text:p>CO2 → CO+O</text:p>
          </table:table-cell>
          <table:table-cell office:value-type="float" office:value="0.502898545500045" calcext:value-type="float">
            <text:p>0.502898545500045</text:p>
          </table:table-cell>
        </table:table-row>
        <table:table-row table:style-name="ro1">
          <table:table-cell office:value-type="string" calcext:value-type="string">
            <text:p>CO2+H → HCOO</text:p>
          </table:table-cell>
          <table:table-cell office:value-type="float" office:value="0.925905611499955" calcext:value-type="float">
            <text:p>0.925905611499955</text:p>
          </table:table-cell>
        </table:table-row>
        <table:table-row table:style-name="ro1">
          <table:table-cell office:value-type="string" calcext:value-type="string">
            <text:p>CO2+H → tCOOH</text:p>
          </table:table-cell>
          <table:table-cell office:value-type="float" office:value="1.34299754199998" calcext:value-type="float">
            <text:p>1.34299754199998</text:p>
          </table:table-cell>
        </table:table-row>
        <table:table-row table:style-name="ro1">
          <table:table-cell office:value-type="string" calcext:value-type="string">
            <text:p>tCOOH → cCOOH</text:p>
          </table:table-cell>
          <table:table-cell office:value-type="float" office:value="0.275166971499969" calcext:value-type="float">
            <text:p>0.275166971499969</text:p>
          </table:table-cell>
        </table:table-row>
        <table:table-row table:style-name="ro1">
          <table:table-cell office:value-type="string" calcext:value-type="string">
            <text:p>cCOOH → COH+O</text:p>
          </table:table-cell>
          <table:table-cell office:value-type="float" office:value="1.20967584750008" calcext:value-type="float">
            <text:p>1.20967584750008</text:p>
          </table:table-cell>
        </table:table-row>
        <table:table-row table:style-name="ro1">
          <table:table-cell office:value-type="string" calcext:value-type="string">
            <text:p>CO+H→COH</text:p>
          </table:table-cell>
          <table:table-cell office:value-type="float" office:value="1.62914389249994" calcext:value-type="float">
            <text:p>1.62914389249994</text:p>
          </table:table-cell>
        </table:table-row>
        <table:table-row table:style-name="ro1">
          <table:table-cell office:value-type="string" calcext:value-type="string">
            <text:p>HCOO → HCO+O</text:p>
          </table:table-cell>
          <table:table-cell office:value-type="float" office:value="0.567443308000007" calcext:value-type="float">
            <text:p>0.567443308000007</text:p>
          </table:table-cell>
        </table:table-row>
        <table:table-row table:style-name="ro1">
          <table:table-cell office:value-type="string" calcext:value-type="string">
            <text:p>O+H → OH</text:p>
          </table:table-cell>
          <table:table-cell office:value-type="float" office:value="1.49232119000001" calcext:value-type="float">
            <text:p>1.49232119000001</text:p>
          </table:table-cell>
        </table:table-row>
        <table:table-row table:style-name="ro1">
          <table:table-cell office:value-type="string" calcext:value-type="string">
            <text:p>OH+H→ H2O</text:p>
          </table:table-cell>
          <table:table-cell office:value-type="float" office:value="1.75238153650002" calcext:value-type="float">
            <text:p>1.75238153650002</text:p>
          </table:table-cell>
        </table:table-row>
        <table:table-row table:style-name="ro1">
          <table:table-cell office:value-type="string" calcext:value-type="string">
            <text:p>HCO → H+CO</text:p>
          </table:table-cell>
          <table:table-cell table:style-name="ce2" office:value-type="float" office:value="0.474900997999956" calcext:value-type="float">
            <text:p>0.474900997999956</text:p>
          </table:table-cell>
        </table:table-row>
        <table:table-row table:style-name="ro1">
          <table:table-cell office:value-type="string" calcext:value-type="string">
            <text:p>OH+OH → H2O+O</text:p>
          </table:table-cell>
          <table:table-cell office:value-type="float" office:value="0.731642575499961" calcext:value-type="float">
            <text:p>0.731642575499961</text:p>
          </table:table-cell>
        </table:table-row>
        <table:table-row table:style-name="ro1">
          <table:table-cell office:value-type="string" calcext:value-type="string">
            <text:p>H2→ 2H</text:p>
          </table:table-cell>
          <table:table-cell office:value-type="float" office:value="0.0718837294999737" calcext:value-type="float">
            <text:p>0.071883729499974</text:p>
          </table:table-cell>
        </table:table-row>
        <table:table-row table:style-name="ro1">
          <table:table-cell office:value-type="string" calcext:value-type="string">
            <text:p>cCOOH → CO + OH</text:p>
          </table:table-cell>
          <table:table-cell office:value-type="float" office:value="0.092775055000061" calcext:value-type="float">
            <text:p>0.092775055000061</text:p>
          </table:table-cell>
        </table:table-row>
        <table:table-row table:style-name="ro1">
          <table:table-cell office:value-type="string" calcext:value-type="string">
            <text:p><text:span text:style-name="T1">c</text:span>COOH* diff</text:p>
          </table:table-cell>
          <table:table-cell office:value-type="float" office:value="0.187389080080007" calcext:value-type="float">
            <text:p>0.187389080080007</text:p>
          </table:table-cell>
        </table:table-row>
        <table:table-row table:style-name="ro1">
          <table:table-cell office:value-type="string" calcext:value-type="string">
            <text:p>tCOOH* diff</text:p>
          </table:table-cell>
          <table:table-cell office:value-type="float" office:value="0.18009097324" calcext:value-type="float">
            <text:p>0.18009097324</text:p>
          </table:table-cell>
        </table:table-row>
        <table:table-row table:style-name="ro1">
          <table:table-cell office:value-type="string" calcext:value-type="string">
            <text:p>CO2* diff</text:p>
          </table:table-cell>
          <table:table-cell office:value-type="float" office:value="0.199366019500004" calcext:value-type="float">
            <text:p>0.199366019500004</text:p>
          </table:table-cell>
        </table:table-row>
        <table:table-row table:style-name="ro1">
          <table:table-cell office:value-type="string" calcext:value-type="string">
            <text:p>COH* diff</text:p>
          </table:table-cell>
          <table:table-cell office:value-type="float" office:value="0.135321363340002" calcext:value-type="float">
            <text:p>0.135321363340002</text:p>
          </table:table-cell>
        </table:table-row>
        <table:table-row table:style-name="ro1">
          <table:table-cell office:value-type="string" calcext:value-type="string">
            <text:p>H2* diff</text:p>
          </table:table-cell>
          <table:table-cell office:value-type="float" office:value="0.078931190260002" calcext:value-type="float">
            <text:p>0.078931190260002</text:p>
          </table:table-cell>
        </table:table-row>
        <table:table-row table:style-name="ro1">
          <table:table-cell office:value-type="string" calcext:value-type="string">
            <text:p>H2O* diff</text:p>
          </table:table-cell>
          <table:table-cell office:value-type="float" office:value="0.0913509834400045" calcext:value-type="float">
            <text:p>0.091350983440005</text:p>
          </table:table-cell>
        </table:table-row>
        <table:table-row table:style-name="ro1">
          <table:table-cell office:value-type="string" calcext:value-type="string">
            <text:p>HCO* diff</text:p>
          </table:table-cell>
          <table:table-cell office:value-type="float" office:value="0.18875363962" calcext:value-type="float">
            <text:p>0.18875363962</text:p>
          </table:table-cell>
        </table:table-row>
        <table:table-row table:style-name="ro1">
          <table:table-cell office:value-type="string" calcext:value-type="string">
            <text:p>HCOO* diff</text:p>
          </table:table-cell>
          <table:table-cell office:value-type="float" office:value="0.264978994120005" calcext:value-type="float">
            <text:p>0.264978994120005</text:p>
          </table:table-cell>
        </table:table-row>
        <table:table-row table:style-name="ro1">
          <table:table-cell office:value-type="string" calcext:value-type="string">
            <text:p>H* diff</text:p>
          </table:table-cell>
          <table:table-cell office:value-type="float" office:value="0.180223378500072" calcext:value-type="float">
            <text:p>0.180223378500072</text:p>
          </table:table-cell>
        </table:table-row>
        <table:table-row table:style-name="ro1">
          <table:table-cell office:value-type="string" calcext:value-type="string">
            <text:p>OH* diff</text:p>
          </table:table-cell>
          <table:table-cell office:value-type="float" office:value="0.272814936500021" calcext:value-type="float">
            <text:p>0.272814936500021</text:p>
          </table:table-cell>
        </table:table-row>
        <table:table-row table:style-name="ro1">
          <table:table-cell office:value-type="string" calcext:value-type="string">
            <text:p>O* diff</text:p>
          </table:table-cell>
          <table:table-cell office:value-type="float" office:value="0.559598265499975" calcext:value-type="float">
            <text:p>0.559598265499975</text:p>
          </table:table-cell>
        </table:table-row>
        <table:table-row table:style-name="ro1">
          <table:table-cell office:value-type="string" calcext:value-type="string">
            <text:p>CO* diff</text:p>
          </table:table-cell>
          <table:table-cell office:value-type="float" office:value="0.432448097000022" calcext:value-type="float">
            <text:p>0.432448097000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6" loext:min-decimal-places="6" number:min-integer-digits="1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date-style style:name="N132">
      <number:day number:style="long"/>
      <number:text>-</number:text>
      <number:month number:textual="true"/>
      <number:text>-</number:text>
      <number:year/>
    </number:date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  </number:text>
    </number:number-style>
    <number:number-style style:name="N14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  </number:text>
    </number:number-style>
    <number:number-style style:name="N14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">
      <number:number number:decimal-places="5" loext:min-decimal-places="5" number:min-integer-digits="1"/>
    </number:number-style>
    <number:number-style style:name="N163">
      <number:number number:decimal-places="6" loext:min-decimal-places="6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number number:decimal-places="5" loext:min-decimal-places="5" number:min-integer-digits="1" number:grouping="true"/>
    </number:number-style>
    <number:number-style style:name="N167">
      <number:number number:decimal-places="7" loext:min-decimal-places="7" number:min-integer-digits="1" number:grouping="true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7" loext:min-decimal-places="17" number:min-integer-digits="1"/>
    </number:number-style>
    <number:number-style style:name="N171">
      <number:number number:decimal-places="18" loext:min-decimal-places="18" number:min-integer-digits="1"/>
    </number:number-style>
    <number:number-style style:name="N172">
      <number:number number:decimal-places="19" loext:min-decimal-places="19" number:min-integer-digits="1"/>
    </number:number-style>
    <number:number-style style:name="N173">
      <number:number number:decimal-places="20" loext:min-decimal-places="20" number:min-integer-digits="1"/>
    </number:number-style>
    <number:number-style style:name="N174">
      <number:number number:decimal-places="14" loext:min-decimal-places="14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7" loext:min-decimal-places="7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8" loext:min-decimal-places="8" number:min-integer-digits="1" number:grouping="true"/>
    </number:number-style>
    <number:number-style style:name="N184">
      <number:number number:decimal-places="9" loext:min-decimal-places="9" number:min-integer-digits="1" number:grouping="true"/>
    </number:number-style>
    <number:number-style style:name="N18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16:13:29.151605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23:47:06.965767788</meta:creation-date>
    <dc:date>2022-07-23T16:27:48.551734208</dc:date>
    <meta:editing-duration>PT13H35M1S</meta:editing-duration>
    <meta:editing-cycles>27</meta:editing-cycles>
    <meta:generator>LibreOffice/6.4.7.2$Linux_X86_64 LibreOffice_project/40$Build-2</meta:generator>
    <meta:document-statistic meta:table-count="1" meta:cell-count="114" meta:object-count="0"/>
  </office:meta>
</office:document-meta>
</file>